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7.755cm"/>
    </style:style>
    <style:style style:name="gr2" style:family="graphic" style:parent-style-name="standard">
      <style:graphic-properties draw:fill-color="#00aaad" draw:textarea-horizontal-align="justify" draw:textarea-vertical-align="middle" draw:auto-grow-height="false" fo:min-height="1.909cm" fo:min-width="7.247cm"/>
    </style:style>
    <style:style style:name="gr3" style:family="graphic" style:parent-style-name="standard">
      <style:graphic-properties draw:textarea-horizontal-align="justify" draw:textarea-vertical-align="middle" draw:auto-grow-height="false" fo:min-height="1.417cm" fo:min-width="0.072cm"/>
    </style:style>
    <style:style style:name="gr4" style:family="graphic" style:parent-style-name="standard">
      <style:graphic-properties draw:fill-color="#f9a870" draw:textarea-horizontal-align="justify" draw:textarea-vertical-align="middle" draw:auto-grow-height="false" fo:min-height="1.909cm" fo:min-width="7.247cm"/>
    </style:style>
    <style:style style:name="gr5" style:family="graphic" style:parent-style-name="standard">
      <style:graphic-properties draw:textarea-horizontal-align="justify" draw:textarea-vertical-align="middle" draw:auto-grow-height="false" fo:min-height="7.64cm" fo:min-width="0.072cm"/>
    </style:style>
    <style:style style:name="gr6" style:family="graphic" style:parent-style-name="standard">
      <style:graphic-properties draw:textarea-horizontal-align="justify" draw:textarea-vertical-align="middle" draw:auto-grow-height="false" fo:min-height="1.906cm" fo:min-width="3.99cm"/>
    </style:style>
    <style:style style:name="gr7" style:family="graphic" style:parent-style-name="standard">
      <style:graphic-properties draw:textarea-horizontal-align="justify" draw:textarea-vertical-align="middle" draw:auto-grow-height="false" fo:min-height="1.417cm" fo:min-width="0.072cm"/>
    </style:style>
    <style:style style:name="gr8" style:family="graphic" style:parent-style-name="standard">
      <style:graphic-properties draw:textarea-horizontal-align="justify" draw:textarea-vertical-align="middle" draw:auto-grow-height="false" fo:min-height="0.322cm" fo:min-width="1.0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aaad"/>
      <style:paragraph-properties fo:text-align="center"/>
    </style:style>
    <style:style style:name="P3" style:family="paragraph">
      <loext:graphic-properties draw:fill-color="#f9a870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2.159cm" svg:x="6.461cm" svg:y="4.048cm">
          <text:p text:style-name="P1">data (1000 samples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47cm" svg:height="2.159cm" svg:x="1.762cm" svg:y="9.636cm">
          <text:p text:style-name="P1">Training set</text:p>
          <text:p text:style-name="P1"><text:s/>(800 samples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905cm" svg:x="7.477cm" svg:y="6.588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7.747cm" svg:height="2.159cm" svg:x="11.668cm" svg:y="15.605cm">
          <text:p text:style-name="P1">Testing set</text:p>
          <text:p text:style-name="P1"><text:s/>(200 samples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43cm" svg:height="9.017cm" svg:x="13.446cm" svg:y="6.461cm">
          <text:p text:style-name="P1"/>
          <draw:enhanced-geometry svg:viewBox="0 0 21600 21600" draw:text-areas="?f0 0 ?f2 ?f5" draw:type="down-arrow" draw:modifiers="18261.0778443114 4380.419580419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6.35cm" svg:height="3.048cm" svg:x="3.032cm" svg:y="15.097cm"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143cm" svg:height="1.905cm" svg:x="5.445cm" svg:y="12.1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1.778cm" svg:height="1.143cm" svg:x="9.636cm" svg:y="16.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1.768cm" svg:height="0.962cm" svg:x="8.874cm" svg:y="7.096cm">
          <draw:text-box>
            <text:p>80%</text:p>
          </draw:text-box>
        </draw:frame>
        <draw:frame draw:style-name="gr9" draw:text-style-name="P4" draw:layer="layout" svg:width="1.768cm" svg:height="0.962cm" svg:x="14.97cm" svg:y="7.223cm">
          <draw:text-box>
            <text:p>20%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2T23:10:37.815043203</meta:creation-date>
    <dc:date>2020-06-02T23:47:13.823696931</dc:date>
    <meta:editing-duration>PT26M24S</meta:editing-duration>
    <meta:editing-cycles>4</meta:editing-cycles>
    <meta:generator>LibreOffice/6.0.7.3$Linux_X86_64 LibreOffice_project/00m0$Build-3</meta:generator>
    <meta:document-statistic meta:object-count="10"/>
  </office:meta>
</office:document-meta>
</file>